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 office:value-type="float" office:value="7641" calcext:value-type="float">
            <text:p>7641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 office:value-type="float" office:value="8407" calcext:value-type="float">
            <text:p>8407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 office:value-type="float" office:value="9303" calcext:value-type="float">
            <text:p>9303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 office:value-type="float" office:value="10962" calcext:value-type="float">
            <text:p>10962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 office:value-type="float" office:value="11819" calcext:value-type="float">
            <text:p>118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3" table:number-rows-repeated="45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/00/0000</text:date>, <text:time style:data-style-name="N2" text:time-value="19:01:56.82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2-01T19:05:51.405000000</dc:date>
    <meta:editing-duration>PT17H26M11S</meta:editing-duration>
    <meta:editing-cycles>252</meta:editing-cycles>
    <meta:generator>LibreOffice/7.2.5.2$Windows_X86_64 LibreOffice_project/499f9727c189e6ef3471021d6132d4c694f357e5</meta:generator>
    <meta:document-statistic meta:table-count="1" meta:cell-count="6364" meta:object-count="0"/>
  </office:meta>
</office:document-meta>
</file>